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CD64ECF3F5C2337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P5" style:family="paragraph" style:parent-style-name="Normal">
      <style:paragraph-properties fo:margin-top="0cm" fo:margin-bottom="0cm" loext:contextual-spacing="false"/>
      <style:text-properties officeooo:paragraph-rsid="000a3cad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5"><text:span text:style-name="T2">3. </text:span><text:bookmark text:name="yui_3_17_2_1_1511165306178_113"/>durante esta época del año, pero nos encanta. Ahora me he tomado unos minutos de<text:span text:style-name="T2"> </text:span>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0.191cm" svg:width="20.241cm" style:rel-width="scale" svg:height="28.642cm" style:rel-height="scale" draw:z-index="1"><draw:image xlink:href="Pictures/1000000000000212000002EECD64ECF3F5C23371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44:47.078541604</dc:date>
    <meta:editing-cycles>20</meta:editing-cycles>
    <meta:editing-duration>PT1H1M52S</meta:editing-duration>
    <meta:document-statistic meta:table-count="0" meta:image-count="1" meta:object-count="0" meta:page-count="2" meta:paragraph-count="21" meta:word-count="54" meta:character-count="278" meta:non-whitespace-character-count="226"/>
    <meta:template xlink:type="simple" xlink:actuate="onRequest" xlink:title="" xlink:href="Normal.dotm"/>
  </office:meta>
</office:document-meta>
</file>